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text-properties fo:font-size="10pt" fo:font-style="italic" style:font-size-asian="10pt" style:font-style-asian="italic" style:font-size-complex="10pt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362cm" svg:height="0.645cm" svg:x="5.057cm" svg:y="0.355cm">
          <draw:text-box>
            <text:p><text:span text:style-name="T1">Pascal wird heute Obst kaufen.</text:span></text:p>
          </draw:text-box>
        </draw:frame>
        <draw:frame draw:style-name="gr1" draw:text-style-name="P3" draw:layer="layout" svg:width="1.378cm" svg:height="1.039cm" svg:x="6.729cm" svg:y="4.461cm">
          <draw:text-box>
            <text:p text:style-name="P2"><text:span text:style-name="T2">E</text:span><text:span text:style-name="T2"><text:line-break/></text:span><text:span text:style-name="T1">heute</text:span></text:p>
          </draw:text-box>
        </draw:frame>
        <draw:frame draw:style-name="gr1" draw:text-style-name="P3" draw:layer="layout" svg:width="1.556cm" svg:height="1.039cm" svg:x="4cm" svg:y="4.461cm">
          <draw:text-box>
            <text:p text:style-name="P2"><text:span text:style-name="T2">O</text:span></text:p>
            <text:p text:style-name="P2"><text:span text:style-name="T1">Pascal</text:span></text:p>
          </draw:text-box>
        </draw:frame>
        <draw:frame draw:style-name="gr1" draw:text-style-name="P3" draw:layer="layout" svg:width="1.247cm" svg:height="1.039cm" svg:x="9.521cm" svg:y="4.461cm">
          <draw:text-box>
            <text:p text:style-name="P2"><text:span text:style-name="T2">O</text:span></text:p>
            <text:p text:style-name="P2"><text:span text:style-name="T1">Obst</text:span></text:p>
          </draw:text-box>
        </draw:frame>
        <draw:frame draw:style-name="gr1" draw:text-style-name="P3" draw:layer="layout" svg:width="2.784cm" svg:height="0.645cm" svg:x="5.635cm" svg:y="2cm">
          <draw:text-box>
            <text:p text:style-name="P2"><text:span text:style-name="T1">wird <text:s text:c="5"/>kaufen</text:span></text:p>
          </draw:text-box>
        </draw:frame>
        <draw:line draw:style-name="gr2" draw:text-style-name="P2" draw:layer="layout" svg:x1="7.615cm" svg:y1="4.461cm" svg:x2="7.615cm" svg:y2="2.961cm">
          <text:p/>
        </draw:line>
        <draw:line draw:style-name="gr2" draw:text-style-name="P2" draw:layer="layout" svg:x1="5.115cm" svg:y1="4.461cm" svg:x2="7.615cm" svg:y2="2.961cm">
          <text:p/>
        </draw:line>
        <draw:line draw:style-name="gr2" draw:text-style-name="P2" draw:layer="layout" svg:x1="10.115cm" svg:y1="4.461cm" svg:x2="7.615cm" svg:y2="2.961cm">
          <text:p/>
        </draw:line>
        <draw:custom-shape draw:style-name="gr3" draw:text-style-name="P2" draw:layer="layout" svg:width="3cm" svg:height="0.5cm" svg:x="5.419cm" svg:y="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919cm" svg:y1="2cm" svg:x2="6.919cm" svg:y2="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5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0-12-01T01:50:57</dc:date>
    <dc:creator>artur </dc:creator>
    <meta:editing-duration>PT00H32M47S</meta:editing-duration>
    <meta:editing-cycles>6</meta:editing-cycles>
    <meta:generator>OpenOffice.org/3.2$Linux OpenOffice.org_project/320m19$Build-9505</meta:generator>
    <meta:document-statistic meta:object-count="10"/>
  </office:meta>
</office:document-meta>
</file>